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Luxi Mono" svg:font-family="'Luxi Mono'"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paragraph-properties fo:text-align="end" style:justify-single-word="false"/>
      <style:text-properties style:font-name="Georgia" fo:font-size="9pt" style:font-size-asian="9pt" style:font-size-complex="9pt"/>
    </style:style>
    <style:style style:name="P2" style:family="paragraph" style:parent-style-name="Standard">
      <style:paragraph-properties fo:text-align="center" style:justify-single-word="false"/>
      <style:text-properties style:font-name="Georgia" fo:font-size="16pt" style:font-size-asian="16pt" style:font-size-complex="16pt"/>
    </style:style>
    <style:style style:name="P3" style:family="paragraph" style:parent-style-name="Standard">
      <style:paragraph-properties fo:text-align="start" style:justify-single-word="false"/>
      <style:text-properties style:font-name="Georgia" fo:font-size="10pt" style:font-size-asian="10pt" style:font-size-complex="10pt"/>
    </style:style>
    <style:style style:name="P4" style:family="paragraph" style:parent-style-name="Standard">
      <style:paragraph-properties fo:text-align="start" style:justify-single-word="false"/>
      <style:text-properties style:font-name="Georgia" fo:font-size="10pt" fo:font-style="italic" style:font-size-asian="10pt" style:font-style-asian="italic" style:font-size-complex="10pt" style:font-style-complex="italic"/>
    </style:style>
    <style:style style:name="P5" style:family="paragraph" style:parent-style-name="Standard">
      <style:paragraph-properties fo:text-align="start" style:justify-single-word="false"/>
      <style:text-properties style:font-name="Georgia" fo:font-size="10pt" fo:font-style="normal" style:font-size-asian="10pt" style:font-style-asian="normal" style:font-size-complex="10pt" style:font-style-complex="normal"/>
    </style:style>
    <style:style style:name="P6" style:family="paragraph" style:parent-style-name="Standard">
      <style:paragraph-properties fo:text-align="start" style:justify-single-word="false">
        <style:tab-stops>
          <style:tab-stop style:position="2.9063in"/>
        </style:tab-stops>
      </style:paragraph-properties>
      <style:text-properties style:font-name="Luxi Mono" fo:font-size="8pt" fo:font-style="italic" style:font-size-asian="8pt" style:font-style-asian="italic" style:font-size-complex="8pt" style:font-style-complex="italic"/>
    </style:style>
    <style:style style:name="P7" style:family="paragraph" style:parent-style-name="Standard">
      <style:paragraph-properties fo:text-align="start" style:justify-single-word="false">
        <style:tab-stops>
          <style:tab-stop style:position="2.9063in"/>
        </style:tab-stops>
      </style:paragraph-properties>
      <style:text-properties style:font-name="Georgia" fo:font-size="10pt" fo:font-style="normal" style:font-size-asian="10pt" style:font-style-asian="normal" style:font-size-complex="10pt" style:font-style-complex="normal"/>
    </style:style>
    <style:style style:name="P8" style:family="paragraph" style:parent-style-name="Standard">
      <style:paragraph-properties fo:text-align="start" style:justify-single-word="false">
        <style:tab-stops>
          <style:tab-stop style:position="2.9063in"/>
        </style:tab-stops>
      </style:paragraph-properties>
      <style:text-properties style:font-name="Georgia" fo:font-size="10pt" fo:font-style="italic" style:font-size-asian="10pt" style:font-style-asian="italic" style:font-size-complex="10pt" style:font-style-complex="italic"/>
    </style:style>
    <style:style style:name="P9" style:family="paragraph" style:parent-style-name="Standard">
      <style:paragraph-properties fo:text-align="start" style:justify-single-word="false">
        <style:tab-stops>
          <style:tab-stop style:position="2.9063in"/>
        </style:tab-stops>
      </style:paragraph-properties>
      <style:text-properties style:font-name="Luxi Mono" fo:font-size="8pt" fo:font-style="normal" style:font-size-asian="8pt" style:font-style-asian="normal" style:font-size-complex="8pt" style:font-style-complex="normal"/>
    </style:style>
    <style:style style:name="P10" style:family="paragraph" style:parent-style-name="Standard">
      <style:paragraph-properties fo:text-align="start" style:justify-single-word="false">
        <style:tab-stops>
          <style:tab-stop style:position="2.9063in"/>
        </style:tab-stops>
      </style:paragraph-properties>
      <style:text-properties style:font-name="Luxi Mono" fo:font-size="8pt" fo:font-style="italic" fo:font-weight="normal" style:font-size-asian="8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ab-stops>
          <style:tab-stop style:position="2.9063in"/>
        </style:tab-stops>
      </style:paragraph-properties>
      <style:text-properties style:font-name="Georgia" fo:font-size="10pt" style:font-size-asian="10pt" style:font-size-complex="10pt"/>
    </style:style>
    <style:style style:name="T1" style:family="text">
      <style:text-properties fo:font-style="italic" style:font-style-asian="italic" style:font-style-complex="italic"/>
    </style:style>
    <style:style style:name="T2" style:family="text">
      <style:text-properties style:font-name="Luxi Mono" fo:font-size="8pt" style:font-size-asian="8pt" style:font-size-complex="8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tay Joffe</text:p>
      <text:p text:style-name="P1">10/17/2006</text:p>
      <text:p text:style-name="P1">CSE 120 – Operating Systems</text:p>
      <text:p text:style-name="P2">Homework 2</text:p>
      <text:p text:style-name="P3"/>
      <text:p text:style-name="P4">1) What is the difference between Multitasking, Multithreading, and Multiprogramming?</text:p>
      <text:p text:style-name="P3">Multithreading is running more than one thread of execution within a process.</text:p>
      <text:p text:style-name="P5">Multiprogramming is running multiple processes by switching between them using, e.g. interrupts.</text:p>
      <text:p text:style-name="P5">Multitasking is the general notion of doing more than one thing at a time.</text:p>
      <text:p text:style-name="P5"/>
      <text:p text:style-name="P5"/>
      <text:p text:style-name="P5">2) <text:span text:style-name="T1">What would be a possible problem if you executed the following program?</text:span></text:p>
      <text:p text:style-name="P4"/>
      <text:p text:style-name="P6">#include &lt;signal.h&gt;</text:p>
      <text:p text:style-name="P6">#include &lt;sys/wait.h&gt;</text:p>
      <text:p text:style-name="P6"/>
      <text:p text:style-name="P6">main() {</text:p>
      <text:p text:style-name="P6"><text:s text:c="2"/>for (;;) {</text:p>
      <text:p text:style-name="P6"><text:s text:c="4"/>if (!fork()) {</text:p>
      <text:p text:style-name="P6"><text:s text:c="6"/>exit(0);</text:p>
      <text:p text:style-name="P6"><text:s text:c="4"/>}</text:p>
      <text:p text:style-name="P6"><text:s text:c="4"/>sleep(1);</text:p>
      <text:p text:style-name="P6"><text:s text:c="2"/>}</text:p>
      <text:p text:style-name="P6">}</text:p>
      <text:p text:style-name="P7"/>
      <text:p text:style-name="P7">The forked children that exit() become zombie processes because the original parent process never waits for them.</text:p>
      <text:p text:style-name="P7"/>
      <text:p text:style-name="P8">How can you solve it?</text:p>
      <text:p text:style-name="P9">#include &lt;signal.h&gt;</text:p>
      <text:p text:style-name="P9">#include &lt;sys/wait.h&gt;</text:p>
      <text:p text:style-name="P9"/>
      <text:p text:style-name="P9">main() {</text:p>
      <text:p text:style-name="P9"><text:s text:c="2"/>int status;</text:p>
      <text:p text:style-name="P9"><text:s text:c="2"/>for (;;) {</text:p>
      <text:p text:style-name="P9"><text:s text:c="4"/>if (!fork()) {</text:p>
      <text:p text:style-name="P9"><text:s text:c="6"/>exit(0);</text:p>
      <text:p text:style-name="P9"><text:s text:c="4"/>}</text:p>
      <text:p text:style-name="P9"><text:s text:c="4"/>sleep(1);</text:p>
      <text:p text:style-name="P9"><text:s text:c="4"/>wait(&amp;status);</text:p>
      <text:p text:style-name="P9"><text:s text:c="2"/>}</text:p>
      <text:p text:style-name="P10">}</text:p>
      <text:p text:style-name="P8"/>
      <text:p text:style-name="P8"/>
      <text:p text:style-name="P8">3) Does exec() return?</text:p>
      <text:p text:style-name="P7">Only if it fails.</text:p>
      <text:p text:style-name="P7"/>
      <text:p text:style-name="P8">What happens if the command passed to exec() doesn't exist?</text:p>
      <text:p text:style-name="P7">An error will occur, and exec() will return with an error value.</text:p>
      <text:p text:style-name="P7"/>
      <text:p text:style-name="P8">Does exec() create a new process?</text:p>
      <text:p text:style-name="P7">No, it replaces the contents of the current process with the one to be executed.</text:p>
      <text:p text:style-name="P8"/>
      <text:p text:style-name="P8"/>
      <text:p text:style-name="P8">4) “The separation of fork() and exec() is probably the most brilliant innovation in the design of Unix.” Justify this statement. Why do we need fork() and exec() as separate system calls? Why not a single one that does both?</text:p>
      <text:p text:style-name="P11">The separation of fork() and exec() allows you to have control over the children processes that are spawned. For example, because they are separate, you can fork a process and change the environment of it before deciding to execute a command. This type of control would not be possible if every fork() and exec() immediately spawned a new process and copied its parents environment. Additionally controlling multiple processes of the same executable with one piece of code and sharing resources between them would be much harder if every forked process began executing at the beginning.</text:p>
      <text:p text:style-name="P8">5) If one thread in a program calls fork(), does the new process duplicate all threads, or is the new process single-threaded?</text:p>
      <text:p text:style-name="P7">The new process duplicates all threads.</text:p>
      <text:p text:style-name="P7"/>
      <text:p text:style-name="P8">If a thread invokes exec(), will the program specified in the parameter to exec() replace the entire process – including ALL the threads?</text:p>
      <text:p text:style-name="P7">The program specified replaces the entire process.</text:p>
      <text:p text:style-name="P8"/>
      <text:p text:style-name="P8"/>
      <text:p text:style-name="P8">6) How does the signal() operation associated with monitors differ from the corresponding operation defined for semaphores?</text:p>
      <text:p text:style-name="P7">When signal() is used in a monitor, there is no state associated. This means if there is no one waiting, the signal will have no effect. With semaphores, signal() changes the associated counter and therfore affects any current or future threads that will wait.</text:p>
      <text:p text:style-name="P8"/>
      <text:p text:style-name="P8"/>
      <text:p text:style-name="P8">7) Illustriate with an example how the implementation of a semaphore with a waiting queue may result in a deadlock.</text:p>
      <text:p text:style-name="P7"/>
      <table:table table:name="Table1" table:style-name="Table1">
        <table:table-column table:style-name="Table1.A"/>
        <table:table-column table:style-name="Table1.B"/>
        <table:table-row>
          <table:table-cell table:style-name="Table1.A1" office:value-type="string">
            <text:p text:style-name="P7">Thread A:</text:p>
            <text:p text:style-name="P7"><text:s text:c="2"/>semaphoreA.wait()</text:p>
            <text:p text:style-name="P7"><text:s text:c="2"/>&gt;&gt; context switch to thread B &lt;&lt;</text:p>
            <text:p text:style-name="P7"><text:s text:c="2"/>semaphoreB.wait()</text:p>
            <text:p text:style-name="P7"/>
            <text:p text:style-name="P7"><text:s text:c="2"/>... critical section ...</text:p>
            <text:p text:style-name="P7"/>
            <text:p text:style-name="P7"><text:s text:c="2"/>semaphoreB.signal()</text:p>
            <text:p text:style-name="P7"><text:s text:c="2"/>semaphoreA.signal()</text:p>
          </table:table-cell>
          <table:table-cell table:style-name="Table1.A1" office:value-type="string">
            <text:p text:style-name="P7">Thread B:</text:p>
            <text:p text:style-name="P7"><text:s text:c="2"/>semaphoreB.wait()</text:p>
            <text:p text:style-name="P7"><text:s text:c="2"/>semaphoreA.wait()</text:p>
            <text:p text:style-name="P7"/>
            <text:p text:style-name="P7"><text:s text:c="2"/>... critical section ...</text:p>
            <text:p text:style-name="P7"/>
            <text:p text:style-name="P7"><text:s text:c="2"/>semaphoreA.signal()</text:p>
            <text:p text:style-name="P7"><text:s text:c="2"/>semaphoreA.signal()</text:p>
          </table:table-cell>
        </table:table-row>
      </table:table>
      <text:p text:style-name="P7"/>
      <text:p text:style-name="P8">Another problem related to deadlocks is indefinite blocking or starvation. What is indefinite blocking or starvation and how might this be caused?</text:p>
      <text:p text:style-name="P7">Indefinite blocking or starvation is when a thread is waiting to enter the critical section but never gets to. This can be caused if the thread is never taken off the queue because the semaphore scheduler always picks other sleeping threads and never gets around to that one.</text:p>
      <text:p text:style-name="P8"/>
      <text:p text:style-name="P8"/>
      <text:p text:style-name="P8">8) Operating systems often distinguish between two different kinds of semaphores - “binary” and “counting”. What scenarios do you think each of them is useful for?</text:p>
      <text:p text:style-name="P7">A binary semaphore is useful for ensuring that only one thread has access to a resource at a time, in order to prevent corruption and race conditions between the threads. A counting semaphore is useful as an atomic counter between threads and can also be used to enforce a limit on the amount of threads that can be in a critical section at a time when multiple threads are allowed. Countin semaphores allow control over unsynchronized concurrent access.</text:p>
      <text:p text:style-name="P7"/>
      <text:p text:style-name="P7"/>
      <text:p text:style-name="P7">9)<text:span text:style-name="T1"> Consider the swap() procedure given below:</text:span></text:p>
      <text:p text:style-name="P8"/>
      <text:p text:style-name="P6">void swap(boolean *a, boolean *b) {</text:p>
      <text:p text:style-name="P6"><text:s text:c="2"/>boolean temp = *a;</text:p>
      <text:p text:style-name="P6"><text:s text:c="2"/>*a = *b;</text:p>
      <text:p text:style-name="P6"><text:s text:c="2"/>*b = temp;</text:p>
      <text:p text:style-name="P6">}</text:p>
      <text:p text:style-name="P8"/>
      <text:p text:style-name="P8">Assuming that this swap() procedure is executed atomically as a single instruction, write a piece of code that demonstrates how this can be used to provide mutual exclusion that satisfies the bounded-waiting requirement. Use the following skeleton code:</text:p>
      <text:p text:style-name="P8"/>
      <text:p text:style-name="P8"/>
      <text:p text:style-name="P8"/>
      <text:p text:style-name="P8"/>
      <text:p text:style-name="P6">boolean lock = FALSE;</text:p>
      <text:p text:style-name="P6">boolean waiting[n] = {TRUE, TRUE, TRUE, ... TRUE};</text:p>
      <text:p text:style-name="P6">int i = 0;</text:p>
      <text:p text:style-name="P6"/>
      <text:p text:style-name="P6">while (TRUE) {</text:p>
      <text:p text:style-name="P6"><text:s text:c="2"/>/* your code */ </text:p>
      <text:p text:style-name="P6"><text:s text:c="2"/>// Wait until lock is FALSE and waiting[i] is TRUE.</text:p>
      <text:p text:style-name="P6"><text:s text:c="2"/>while(lock || !waiting[i])</text:p>
      <text:p text:style-name="P6"><text:s text:c="4"/>;</text:p>
      <text:p text:style-name="P6"><text:s text:c="2"/>swap(&amp;lock, waiting + i);</text:p>
      <text:p text:style-name="P6"><text:s text:c="2"/>// lock is now TRUE</text:p>
      <text:p text:style-name="P6"><text:s text:c="2"/>// waiting[i] is now FALSE</text:p>
      <text:p text:style-name="P6"><text:s text:c="2"/></text:p>
      <text:p text:style-name="P6"><text:s text:c="2"/>// critical section</text:p>
      <text:p text:style-name="P6"/>
      <text:p text:style-name="P6"><text:s text:c="2"/>/* your code */</text:p>
      <text:p text:style-name="P6"><text:s text:c="2"/>// </text:p>
      <text:p text:style-name="P6"><text:s text:c="2"/>waiting[i] = TRUE;</text:p>
      <text:p text:style-name="P6"><text:s text:c="2"/>// Find the next one waiting. If there is no one else waiting, this will loop around</text:p>
      <text:p text:style-name="P6"><text:s text:c="2"/>// back to itself and we'll go again.</text:p>
      <text:p text:style-name="P6"><text:s text:c="2"/>i = (i+1) % n;</text:p>
      <text:p text:style-name="P6"><text:s text:c="2"/>while (!waiting[i])</text:p>
      <text:p text:style-name="P6"><text:s text:c="4"/>i = (i+1) % n;</text:p>
      <text:p text:style-name="P6"><text:s text:c="2"/>swap(&amp;lock, waiting + i);</text:p>
      <text:p text:style-name="P6"><text:s text:c="2"/>// lock is now FALSE</text:p>
      <text:p text:style-name="P6"><text:s text:c="2"/>// waiting[i] is now TRUE</text:p>
      <text:p text:style-name="P6"/>
      <text:p text:style-name="P6"><text:s text:c="2"/>// remainder section</text:p>
      <text:p text:style-name="P6">}</text:p>
      <text:p text:style-name="P8"/>
      <text:p text:style-name="P8">(Hint: Use common data structures initialized to FALSE, like:</text:p>
      <text:p text:style-name="P6"><text:s text:c="2"/>boolean waiting[n];</text:p>
      <text:p text:style-name="P8"><text:span text:style-name="T2"><text:s text:c="2"/>boolean lock;</text:span><text:line-break/>)</text:p>
      <text:p text:style-name="P8"/>
      <text:p text:style-name="P8"/>
      <text:p text:style-name="P8">10) Show that, if the wait() and signal() semaphore operations are not executed atomicallly, then mutual exclusion may be violated.</text:p>
      <text:p text:style-name="P7">Thread A calls wait() on the semaphore, passes the counter check, and gets switched out. The switched in thread B calls wait(), also passes the counter check since the value of the semaphore has not been altered yet, decrements the counter, and returns. Thread A gets switched back in, decrements the counter, and now two threads have returned from wait() and the semaphore counter is below zer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Luxi Mono" svg:font-family="'Luxi Mono'"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10-15T20:28:11</meta:creation-date>
    <dc:date>2006-10-16T18:34:27</dc:date>
    <dc:language>en-US</dc:language>
    <meta:editing-cycles>84</meta:editing-cycles>
    <meta:editing-duration>PT3H17M21S</meta:editing-duration>
    <meta:user-defined meta:name="Info 1"/>
    <meta:user-defined meta:name="Info 2"/>
    <meta:user-defined meta:name="Info 3"/>
    <meta:user-defined meta:name="Info 4"/>
    <meta:document-statistic meta:table-count="1" meta:image-count="0" meta:object-count="0" meta:page-count="3" meta:paragraph-count="103" meta:word-count="903" meta:character-count="5717"/>
  </office:meta>
</office:document-meta>
</file>